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io</text:h>
      <text:p text:style-name="Text_20_body">Modelio permet de lier les classes aux différentes classes utilitaires de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labi AHOUNOU</meta:initial-creator>
    <meta:creation-date>2013-05-06T12:06:01</meta:creation-date>
    <meta:document-statistic meta:table-count="0" meta:image-count="0" meta:object-count="0" meta:page-count="1" meta:paragraph-count="2" meta:word-count="13" meta:character-count="86" meta:non-whitespace-character-count="75"/>
    <dc:date>2013-05-06T12:07:34</dc:date>
    <dc:creator>Folabi AHOUNOU</dc:creator>
    <meta:editing-duration>PT1M34S</meta:editing-duration>
    <meta:editing-cycles>1</meta:editing-cycles>
    <meta:generator>LibreOffice/3.4$Linux LibreOffice_project/340m1$Build-203</meta:generator>
  </office:meta>
</office:document-meta>
</file>